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1BD0000476CD0B8140C.svm"/>
  <manifest:file-entry manifest:media-type="" manifest:full-path="Pictures/2000000700005D200000388A04DB89A3.svm"/>
  <manifest:file-entry manifest:media-type="" manifest:full-path="Pictures/2000000700004F12000037B6A41402DE.svm"/>
  <manifest:file-entry manifest:media-type="" manifest:full-path="Pictures/20000007000041BD0000200BF9EE845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mbria" fo:font-size="11pt" style:font-size-asian="11pt" style:font-size-complex="11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Cambria" fo:font-size="11pt" style:font-size-asian="11pt" style:font-size-complex="11pt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Cambria" fo:font-size="11pt" style:font-size-asian="11pt" style:font-size-complex="11pt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style:font-name="Cambria" fo:font-size="11pt" style:font-size-asian="11pt" style:font-size-complex="11pt"/>
    </style:style>
    <style:style style:name="P5" style:family="paragraph" style:parent-style-name="Standard" style:list-style-name="L4">
      <style:paragraph-properties fo:line-height="150%" fo:text-align="justify" style:justify-single-word="false"/>
      <style:text-properties style:font-name="Cambria" fo:font-size="11pt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mbria" fo:font-size="11pt" fo:language="en" fo:country="US" style:font-size-asian="11pt" style:font-size-complex="11pt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Cambria" fo:font-size="11pt" fo:language="en" fo:country="US" style:font-size-asian="11pt" style:font-size-complex="11pt"/>
    </style:style>
    <style:style style:name="P8" style:family="paragraph" style:parent-style-name="Standard" style:list-style-name="L6">
      <style:paragraph-properties fo:line-height="150%" fo:text-align="justify" style:justify-single-word="false"/>
      <style:text-properties style:font-name="Cambria" fo:font-size="11pt" fo:language="en" fo:country="US" style:font-size-asian="11pt" style:font-size-complex="11pt"/>
    </style:style>
    <style:style style:name="P9" style:family="paragraph" style:parent-style-name="Standard" style:list-style-name="L6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 style:list-style-name="L6">
      <style:paragraph-properties fo:line-height="150%"/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 style:list-style-name="L6">
      <style:paragraph-properties fo:line-height="150%"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Cambria" fo:language="en" fo:country="US"/>
    </style:style>
    <style:style style:name="T4" style:family="text">
      <style:text-properties style:font-name="Cambria" fo:font-size="11pt" fo:language="en" fo:country="US" style:font-size-asian="11pt" style:font-size-complex="11pt"/>
    </style:style>
    <style:style style:name="T5" style:family="text">
      <style:text-properties style:font-name="Cambria"/>
    </style:style>
    <style:style style:name="T6" style:family="text">
      <style:text-properties style:font-name="Cambria" fo:font-weight="bold" style:font-weight-asian="bold"/>
    </style:style>
    <style:style style:name="T7" style:family="text">
      <style:text-properties style:font-name="Cambria" fo:language="ru" fo:country="RU"/>
    </style:style>
    <style:style style:name="T8" style:family="text">
      <style:text-properties style:font-name="Cambria" fo:language="ru" fo:country="RU" fo:font-weight="bold" style:font-weight-asian="bold"/>
    </style:style>
    <style:style style:name="T9" style:family="text">
      <style:text-properties style:font-name="Cambria" fo:font-size="11pt" fo:language="ru" fo:country="RU" fo:font-weight="bold" style:font-size-asian="11pt" style:font-weight-asian="bold" style:font-size-complex="11pt"/>
    </style:style>
    <style:style style:name="T10" style:family="text">
      <style:text-properties style:font-name="Cambria" fo:font-size="11pt" fo:language="ru" fo:country="RU" fo:font-weight="bold" style:font-size-asian="11pt" style:font-weight-asian="bold" style:font-size-complex="11pt" style:font-weight-complex="bold"/>
    </style:style>
    <style:style style:name="T11" style:family="text">
      <style:text-properties style:font-name="Cambria" fo:font-size="11pt" fo:language="ru" fo:country="RU" style:font-size-asian="11pt" style:font-size-complex="11pt"/>
    </style:style>
    <style:style style:name="T12" style:family="text">
      <style:text-properties style:font-name="Cambria" fo:font-size="11pt" fo:language="ru" fo:country="RU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5649170932670522310" text:style-name="L1">
        <text:list-item>
          <text:p text:style-name="P2">Назначение системы</text:p>
        </text:list-item>
      </text:list>
      <text:p text:style-name="P1"/>
      <text:p text:style-name="P1"><text:tab/>Система предназначена для выгрузки данных из базы <text:span text:style-name="T1">dwh (oracle db) </text:span><text:span text:style-name="T2">по фиксированной процедуре, отображению результата на экране и сохранению результата запроса в виде файлов в заархивированном виде под паролем по сетевому пути.</text:span></text:p>
      <text:p text:style-name="P1"><text:span text:style-name="T2"/></text:p>
      <text:list xml:id="list5396052909946061484" text:style-name="L2">
        <text:list-item>
          <text:p text:style-name="P3"><text:span text:style-name="T2">Общее описание системы</text:span></text:p>
        </text:list-item>
      </text:list>
      <text:p text:style-name="P1"><text:span text:style-name="T2"/></text:p>
      <text:p text:style-name="P1"><text:span text:style-name="T2"><text:tab/>Система представляет собой программный комплекс, состоящий из:</text:span></text:p>
      <text:list xml:id="list3620295451797559443" text:style-name="L3">
        <text:list-item>
          <text:p text:style-name="P4"><text:span text:style-name="T2">сервера-БД, на котором хранятся данные для выгрузки, логи и журнал операций;</text:span></text:p>
        </text:list-item>
        <text:list-item>
          <text:p text:style-name="P4"><text:span text:style-name="T2">приложения, которое позволяет просмотреть выгружаемые данные, произвести настройку параметров выгрузки и сохранить данные в заданном виде по сетевому пути с уведомлением по электронной почте. 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list xml:id="list1056245350728397786" text:style-name="L4">
        <text:list-item>
          <text:p text:style-name="P7"><text:span text:style-name="T2">Модели</text:span></text:p>
          <text:p text:style-name="P7"><text:span text:style-name="T2"/></text:p>
          <text:p text:style-name="P5"><text:span text:style-name="T2">3.1. Требования к системе</text:span></text:p>
          <text:p text:style-name="P5"><text:span text:style-name="T2"/></text:p>
        </text:list-item>
      </text:list>
      <text:p text:style-name="P1"><text:span text:style-name="T2"><text:tab/>На рисунке ниже приведены требования к системе.</text:span></text:p>
      <text:list xml:id="list3313560528957717884" text:style-name="L6">
        <text:list-item>
          <text:list>
            <text:list-item>
              <text:list>
                <text:list-header>
                  <text:p text:style-name="P8"><draw:frame draw:style-name="fr1" draw:name="Графический объект1" text:anchor-type="paragraph" svg:width="17.014cm" svg:height="18.364cm" draw:z-index="0"><draw:image xlink:href="Pictures/20000007000041BD0000476CD0B8140C.svm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9"><text:span text:style-name="T3">Пользователь приложения может сформировать и произвести экспорт файлов;</text:span></text:p>
        </text:list-item>
        <text:list-item>
          <text:p text:style-name="P9"><text:span text:style-name="T3">Массив данных для отправки просматривается пользователем;</text:span></text:p>
        </text:list-item>
        <text:list-item>
          <text:p text:style-name="P9"><text:span text:style-name="T3">Пользователь приложения имеет возможность просмотреть путь к папке для экспорта файлов;</text:span></text:p>
        </text:list-item>
        <text:list-item>
          <text:p text:style-name="P9"><text:span text:style-name="T3">Все действия пользователя в приложении записываются в журнал;</text:span></text:p>
        </text:list-item>
        <text:list-item>
          <text:p text:style-name="P9"><text:span text:style-name="T3">Настройка параметров приложения доступна только администратору приложения;</text:span></text:p>
        </text:list-item>
        <text:list-item>
          <text:p text:style-name="P9"><text:soft-page-break/><text:span text:style-name="T3">Администратор приложения имеет возможность установить значения параметров:</text:span></text:p>
          <text:list>
            <text:list-item>
              <text:list>
                <text:list-item>
                  <text:p text:style-name="P10">путь к папке для экспорта файлов;</text:p>
                </text:list-item>
                <text:list-item>
                  <text:p text:style-name="P10">пароль архива для архивирования файлов с паролем;</text:p>
                </text:list-item>
                <text:list-item>
                  <text:p text:style-name="P9"><text:span text:style-name="T3">список рассылки уведомлений.</text:span></text:p>
                </text:list-item>
              </text:list>
            </text:list-item>
          </text:list>
        </text:list-item>
        <text:list-item>
          <text:p text:style-name="P13"><text:span text:style-name="T4">В гридах отображения данных приложения должна быть отключена возможность использования буфера обмена для копирования\вставки данных;</text:span></text:p>
        </text:list-item>
        <text:list-item>
          <text:p text:style-name="P13"><text:span text:style-name="T4">Рассмотреть возможность блокировки функционала создания снимка экрана с помощью кнопки PrnScn при отсутствии у пользователя прав группы Администраторы Windows;</text:span></text:p>
        </text:list-item>
        <text:list-item>
          <text:p text:style-name="P13"><text:span text:style-name="T4">По факту экспорта данных приложение отправляет почтовое уведомление, содержащее кол-во строк и имена файлов (по списку получателей);</text:span></text:p>
        </text:list-item>
        <text:list-item>
          <text:p text:style-name="P13"><text:span text:style-name="T4">Записи для каждого экспорта маркируются уникальным числовым идентификатором;</text:span></text:p>
        </text:list-item>
        <text:list-item>
          <text:p text:style-name="P13"><text:span text:style-name="T4">Журнал экспортированных записей содержит время, результата экспорта, логин пользователя, выполнившего действие;</text:span></text:p>
        </text:list-item>
        <text:list-item>
          <text:p text:style-name="P13"><text:span text:style-name="T4">В интерфейсе приложения необходимо показывать параметры соединения с БД;</text:span></text:p>
        </text:list-item>
        <text:list-item>
          <text:p text:style-name="P13"><text:span text:style-name="T4">Запаковка отправляемых файлов производится с помощью архиватора 7-zip.</text:span></text:p>
        </text:list-item>
      </text:list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list xml:id="list36684945" text:continue-list="list1056245350728397786" text:style-name="L4">
        <text:list-header>
          <text:p text:style-name="P7"><text:span text:style-name="T2">3.2. Модель прецедентов</text:span></text:p>
        </text:list-header>
      </text:list>
      <text:p text:style-name="P6"><text:span text:style-name="T2"/></text:p>
      <text:p text:style-name="P6"><text:span text:style-name="T2"><text:tab/>Описывает действия, которые пользователи могут производить с системой.</text:span></text:p>
      <text:p text:style-name="P6"><text:span text:style-name="T2"><text:tab/>При запуске приложения, пользователю необходимо настроить параметры выгрузки и просмотреть выгружаемые данные, после чего по нажатию на кнопку «Выгрузить в файл» система сформирует текстовые файлы в заданном формате, заархивирует их и сохранит в указанную сетевую папку. Участникам из списка рассылки будут отправлены уведомления на электронную почту.</text:span></text:p>
      <text:p text:style-name="P6"><text:span text:style-name="T2"/></text:p>
      <text:p text:style-name="P6"><draw:frame draw:style-name="fr2" draw:name="Графический объект2" text:anchor-type="paragraph" svg:width="18cm" svg:height="12.682cm" draw:z-index="1"><draw:image xlink:href="Pictures/2000000700004F12000037B6A41402DE.svm" xlink:type="simple" xlink:show="embed" xlink:actuate="onLoad"/></draw:frame><text:span text:style-name="T2"><text:tab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list xml:id="list36704303" text:continue-numbering="true" text:style-name="L4">
        <text:list-header>
          <text:p text:style-name="P7"><text:span text:style-name="T2">3.3. БД</text:span></text:p>
        </text:list-header>
      </text:list>
      <text:p text:style-name="P6"><text:span text:style-name="T2"><text:tab/></text:span></text:p>
      <text:p text:style-name="P6"><text:span text:style-name="T2"><text:tab/>Представлено описание части структуры БД, используемой в приложении.</text:span></text:p>
      <text:p text:style-name="P6"><text:span text:style-name="T2"/></text:p>
      <text:p text:style-name="P6"><draw:frame draw:style-name="fr3" draw:name="Графический объект3" text:anchor-type="paragraph" svg:width="18cm" svg:height="10.927cm" draw:z-index="2"><draw:image xlink:href="Pictures/2000000700005D200000388A04DB89A3.svm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list xml:id="list36693822" text:continue-numbering="true" text:style-name="L4">
        <text:list-header>
          <text:p text:style-name="P7"><text:span text:style-name="T2">3.4. Архитектура</text:span></text:p>
        </text:list-header>
      </text:list>
      <text:p text:style-name="P6"><text:span text:style-name="T2"/></text:p>
      <text:p text:style-name="P6"><text:span text:style-name="T2"><text:tab/>Ниже схематично представлена реализация системы.</text:span></text:p>
      <text:p text:style-name="P6"><text:span text:style-name="T2"/></text:p>
      <text:p text:style-name="P6"><draw:frame draw:style-name="fr4" draw:name="Графический объект4" text:anchor-type="paragraph" svg:width="16.829cm" svg:height="8.204cm" draw:z-index="3"><draw:image xlink:href="Pictures/20000007000041BD0000200BF9EE8455.svm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list xml:id="list36674748" text:continue-numbering="true" text:style-name="L4">
        <text:list-item>
          <text:p text:style-name="P7"><text:span text:style-name="T2">Словарь терминов</text:span></text:p>
        </text:list-item>
      </text:list>
      <text:p text:style-name="P6"><text:span text:style-name="T2"/></text:p>
      <text:p text:style-name="P6"><text:span text:style-name="T8"><text:tab/>БД</text:span><text:span text:style-name="T7"> – база данных.</text:span></text:p>
      <text:p text:style-name="P11"><text:span text:style-name="T6"><text:tab/>Учетные данные</text:span><text:span text:style-name="T5"> – имя входа и пароль пользователя.</text:span></text:p>
      <text:p text:style-name="P12"><text:span text:style-name="T9"><text:tab/>Авторизация</text:span><text:span text:style-name="T11"> – предоставление определенному лицу или группе лиц прав на выполнение определенных действий, а также процесс проверки данных прав при попытке выполнения этих действий.</text:span></text:p>
      <text:p text:style-name="P12"><text:span text:style-name="T11"><text:tab/></text:span><text:span text:style-name="T10">Отправка – </text:span><text:span text:style-name="T12">сохранение файлов-архивов в заданную сетевую папку с уведомлением по электронной почте участников из списка рассылки.</text:span></text:p>
      <text:p text:style-name="P12"><text:span text:style-name="T12"><text:tab/></text:span><text:span text:style-name="T10">Спектр – </text:span></text:p>
      <text:p text:style-name="P12"><text:span text:style-name="T11"/></text:p>
      <text:list xml:id="list36688871" text:continue-numbering="true" text:style-name="L4">
        <text:list-header>
          <text:p text:style-name="P7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32:57.48</meta:creation-date>
    <meta:generator>OpenOffice/4.0.1$Win32 OpenOffice.org_project/401m5$Build-9714</meta:generator>
    <meta:document-statistic meta:table-count="0" meta:image-count="4" meta:object-count="0" meta:page-count="7" meta:paragraph-count="40" meta:word-count="394" meta:character-count="2981"/>
    <dc:date>2014-05-21T16:53:32.91</dc:date>
  </office:meta>
</office:document-meta>
</file>